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26b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88215" officeooo:paragraph-rsid="0008821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88215" officeooo:paragraph-rsid="0008821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9b1ed" officeooo:paragraph-rsid="0009b1ed"/>
    </style:style>
    <style:style style:name="T1" style:family="text">
      <style:text-properties officeooo:rsid="0005a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 of Meeting <text:span text:style-name="T1">09/</text:span>2016</text:p>
      <text:p text:style-name="P1"/>
      <text:p text:style-name="P2">aspect ratio voir </text:p>
      <text:p text:style-name="P2">revoir plot : mettre lignes, revoir sorties</text:p>
      <text:p text:style-name="P2">weight decay enlever (enlever reg)</text:p>
      <text:p text:style-name="P2">générer plots au fure et à mesure</text:p>
      <text:p text:style-name="P2">refaire dataset : mettre plus sparse avec images correspondantes à moments différents</text:p>
      <text:p text:style-name="P2">avec 200 vues par jour</text:p>
      <text:p text:style-name="P2"/>
      <text:p text:style-name="P4">vérifier la loss à la main </text:p>
      <text:p text:style-name="P4">voir biais avec histogrammes sur couches intermédiair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49:37.528025125</meta:creation-date>
    <dc:date>2016-03-22T18:52:50.384145588</dc:date>
    <meta:editing-duration>PT2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56" meta:character-count="342" meta:non-whitespace-character-count="293"/>
  </office:meta>
</office:document-meta>
</file>